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2"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3"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4" style:family="paragraph" style:parent-style-name="Text_20_body">
      <style:text-properties fo:color="#000000" loext:opacity="100%" fo:background-color="transparent"/>
    </style:style>
    <style:style style:name="P5"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6" style:family="paragraph" style:parent-style-name="Text_20_body" style:list-style-name="L1">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7" style:family="paragraph" style:parent-style-name="Text_20_body" style:list-style-name="L2">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T1" style:family="text">
      <style:text-properties officeooo:rsid="000bf095"/>
    </style:style>
    <style:style style:name="T2" style:family="text">
      <style:text-properties style:font-name="Source Serif Pro" fo:font-size="13.5pt" loext:padding="0cm" loext:border="none"/>
    </style:style>
    <style:style style:name="T3" style:family="text">
      <style:text-properties fo:color="#ffffff" loext:opacity="100%" style:font-name="Source Serif Pro" fo:font-size="13.5pt" loext:padding="0cm" loext:border="none"/>
    </style:style>
    <style:style style:name="T4" style:family="text">
      <style:text-properties fo:color="#000000" loext:opacity="100%" style:font-name="Source Serif Pro" fo:font-size="13.5pt" loext:padding="0cm" loext:border="none"/>
    </style:style>
    <style:style style:name="T5" style:family="text">
      <style:text-properties fo:color="#000000" loext:opacity="100%" style:font-name="Source Serif Pro" fo:font-size="13.5pt" fo:background-color="transparent" loext:char-shading-value="0" loext:padding="0cm" loext:border="none"/>
    </style:style>
    <style:style style:name="T6" style:family="text">
      <style:text-properties fo:color="#000000" loext:opacity="100%" style:font-name="Source Serif Pro" fo:font-size="13.5pt" fo:background-color="transparent" loext:char-shading-value="0" loext:padding="0cm" loext:border="none"/>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 de Spring Batch</text:p>
      <text:h text:style-name="Heading_20_2" text:outline-level="2"/>
      <text:h text:style-name="Heading_20_2" text:outline-level="2"><text:span text:style-name="T1">P</text:span>rocessamento em lote</text:h>
      <text:p text:style-name="P5"><text:span text:style-name="T6">Processamento em lote (em inglês, </text:span><text:span text:style-name="Emphasis"><text:span text:style-name="T6">batch processing</text:span></text:span><text:span text:style-name="T6">), é um modelo de processamento de dados que consiste na execução de uma sequência de tarefas (chamadas de </text:span><text:span text:style-name="Emphasis"><text:span text:style-name="T6">jobs</text:span></text:span><text:span text:style-name="T6">) sobre um grande volume de dados, de forma automatizada e sem a necessidade de interação de um usuário do sistema. Esse tipo de processamento é ideal para cenários onde grandes quantidades de dados precisam ser processadas de forma eficiente e confiável, geralmente em horários de menor movimento ou como parte de um processo maior.</text:span></text:p>
      <text:p text:style-name="P2">Imagine, por exemplo, um banco que precisa processar milhões de transações bancárias no final do dia para atualizar os saldos das contas. Fazer isso manualmente seria inviável, tanto em termos de tempo quanto de chances de erro. Com o processamento em lote, essa tarefa pode ser automatizada e executada de forma rápida e eficiente.</text:p>
      <text:h text:style-name="P1" text:outline-level="2">Características</text:h>
      <text:list xml:id="list3200017468" text:style-name="L1">
        <text:list-item>
          <text:p text:style-name="P6"><text:span text:style-name="Strong_20_Emphasis"><text:span text:style-name="T6">Execução em background:</text:span></text:span><text:span text:style-name="T6"> os jobs em lote são executados em segundo plano, sem a necessidade de interação do usuário durante o processamento;</text:span></text:p>
        </text:list-item>
        <text:list-item>
          <text:p text:style-name="P6"><text:span text:style-name="Strong_20_Emphasis"><text:span text:style-name="T6">Processamento de grandes volumes de dados:</text:span></text:span><text:span text:style-name="T6"> o processamento em lote é projetado para lidar com grandes volumes de dados de forma eficiente;</text:span></text:p>
        </text:list-item>
        <text:list-item>
          <text:p text:style-name="P6"><text:span text:style-name="Strong_20_Emphasis"><text:span text:style-name="T6">Automação:</text:span></text:span><text:span text:style-name="T6"> as tarefas são automatizadas e executadas em uma sequência predefinida;</text:span></text:p>
        </text:list-item>
        <text:list-item>
          <text:p text:style-name="P6"><text:soft-page-break/><text:span text:style-name="Strong_20_Emphasis"><text:span text:style-name="T6">Escalabilidade:</text:span></text:span><text:span text:style-name="T6"> o processamento em lote pode ser facilmente escalado para lidar com o crescimento do volume de dados.</text:span></text:p>
        </text:list-item>
      </text:list>
      <text:h text:style-name="P1" text:outline-level="2" text:is-list-header="true">Casos de uso</text:h>
      <text:list xml:id="list4033210900" text:style-name="L2">
        <text:list-item>
          <text:p text:style-name="P7"><text:span text:style-name="Strong_20_Emphasis"><text:span text:style-name="T6">Processamento de transações financeiras:</text:span></text:span><text:span text:style-name="T6"> Como mencionado no exemplo do banco, o processamento em lote é amplamente utilizado para processar transações financeiras, como pagamentos, transferências e extratos;</text:span></text:p>
        </text:list-item>
        <text:list-item>
          <text:p text:style-name="P7"><text:span text:style-name="Strong_20_Emphasis"><text:span text:style-name="T6">Geração de relatórios:</text:span></text:span><text:span text:style-name="T6"> Empresas podem usar o processamento em lote para gerar relatórios periódicos de vendas, estoque, desempenho, etc.;</text:span></text:p>
        </text:list-item>
        <text:list-item>
          <text:p text:style-name="P7"><text:span text:style-name="Strong_20_Emphasis"><text:span text:style-name="T6">Integração de dados:</text:span></text:span><text:span text:style-name="T6"> O processamento em lote pode ser usado para integrar dados de diferentes fontes, como bancos de dados e arquivos;</text:span></text:p>
        </text:list-item>
        <text:list-item>
          <text:p text:style-name="P7"><text:span text:style-name="Strong_20_Emphasis"><text:span text:style-name="T6">Migração de dados:</text:span></text:span><text:span text:style-name="T6"> Migrar grandes volumes de dados de um sistema para outro é uma tarefa ideal para o processamento em lote.</text:span></text:p>
        </text:list-item>
      </text:list>
      <text:p text:style-name="P5"><text:span text:style-name="T6">O </text:span><text:span text:style-name="Emphasis"><text:span text:style-name="Strong_20_Emphasis"><text:span text:style-name="T6">Spring Batch</text:span></text:span></text:span><text:span text:style-name="T6"> é um módulo do Spring que facilita a criação e gerenciamento de aplicações de processamento em lote em Java, oferecendo recursos para lidar com as complexidades desse tipo de processamento.</text:span></text:p>
      <text:p text:style-name="P3"/>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0:15:44.088111826</meta:creation-date>
    <dc:date>2025-03-25T11:40:30.924743879</dc:date>
    <meta:editing-duration>PT1H24M45S</meta:editing-duration>
    <meta:editing-cycles>5</meta:editing-cycles>
    <meta:generator>LibreOffice/7.3.7.2$Linux_X86_64 LibreOffice_project/30$Build-2</meta:generator>
    <meta:document-statistic meta:table-count="0" meta:image-count="0" meta:object-count="0" meta:page-count="2" meta:paragraph-count="15" meta:word-count="351" meta:character-count="2209" meta:non-whitespace-character-count="1881"/>
  </office:meta>
</office:document-meta>
</file>